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662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4035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2008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5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5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kills Audit</text:p>
          </table:table-cell>
          <table:table-cell table:style-name="ce4" office:value-type="string">
            <text:p>Score: 1-5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5" office:value-type="string">
            <text:p>Shwetha</text:p>
          </table:table-cell>
          <table:table-cell table:style-name="ce5" office:value-type="string">
            <text:p>Ben</text:p>
          </table:table-cell>
          <table:table-cell table:style-name="ce5" office:value-type="string">
            <text:p>Shaya</text:p>
          </table:table-cell>
          <table:table-cell table:style-name="ce7" office:value-type="string">
            <text:p>Ali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Technical Skill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>
            <text:p>HTML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CSS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JavaScrip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Jquery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AJA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ASP.NET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ASP.NET MVC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SQL Statements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ADO.NET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Web Service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2" office:value-type="string">
            <text:p>Design Tool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Visual Studios 20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Microsoft Office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Microsoft Proj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Photoshop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GIMP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Version Control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U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Testing Skill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6">
          <table:table-cell office:value-type="string">
            <text:p>Selenium</text:p>
          </table:table-cell>
          <table:table-cell table:style-name="ce6" office:value-type="string">
            <text:p><text:span text:style-name="T1">0</text:span><text:span text:style-name="T2"> (I have performed manual testing)</text:span>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JQMeter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Non-Technical Skill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ommunication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Organisat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Document Preperation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1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2-02-02T01:26:31.30</dc:date>
    <dc:creator>ali somer</dc:creator>
    <meta:editing-duration>PT00H03M30S</meta:editing-duration>
    <meta:editing-cycles>2</meta:editing-cycles>
    <meta:document-statistic meta:table-count="3" meta:cell-count="124" meta:object-count="0"/>
  </office:meta>
</office:document-meta>
</file>